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2cm" svg:x="6cm" svg:y="2.5cm">
          <text:p text:style-name="P1">registra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cm" svg:height="2cm" svg:x="4cm" svg:y="10cm">
          <text:p text:style-name="P1">(gov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cm" svg:height="2cm" svg:x="21.5cm" svg:y="1cm">
          <text:p text:style-name="P1">(pub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cm" svg:height="2cm" svg:x="19.5cm" svg:y="5cm">
          <text:p text:style-name="P1">(nat-reg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cm" svg:height="2cm" svg:x="24.5cm" svg:y="5cm">
          <text:p text:style-name="P1">(tax-credi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cm" svg:height="2cm" svg:x="29cm" svg:y="5cm">
          <text:p text:style-name="P1">(env-rev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0.988cm" svg:height="0.857cm" svg:x="1cm" svg:y="15.143cm">
          <text:p text:style-name="P2">(reviewer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5cm" svg:height="0.857cm" svg:x="2cm" svg:y="13.214cm">
          <text:p text:style-name="P2">(nat-reg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682cm" svg:height="0.857cm" svg:x="5.5cm" svg:y="13.143cm">
          <text:p text:style-name="P2">(tax-credi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724cm" svg:height="0.857cm" svg:x="8.976cm" svg:y="13.214cm">
          <text:p text:style-name="P2">(env-rev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0.988cm" svg:height="0.857cm" svg:x="2.112cm" svg:y="15.143cm">
          <text:p text:style-name="P2">(approver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0.988cm" svg:height="0.857cm" svg:x="3.224cm" svg:y="15.143cm">
          <text:p text:style-name="P2">(delegater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0.988cm" svg:height="0.857cm" svg:x="4.706cm" svg:y="15.143cm">
          <text:p text:style-name="P2">(reviewer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0.988cm" svg:height="0.857cm" svg:x="5.818cm" svg:y="15.143cm">
          <text:p text:style-name="P2">(approver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0.989cm" svg:height="0.857cm" svg:x="6.929cm" svg:y="15.143cm">
          <text:p text:style-name="P2">(delegater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0.988cm" svg:height="0.857cm" svg:x="8.288cm" svg:y="15.143cm">
          <text:p text:style-name="P2">(reviewer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0.988cm" svg:height="0.857cm" svg:x="9.4cm" svg:y="15.143cm">
          <text:p text:style-name="P2">(approver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0.988cm" svg:height="0.857cm" svg:x="10.512cm" svg:y="15.143cm">
          <text:p text:style-name="P2">(delegater)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8M56S</meta:editing-duration>
    <meta:editing-cycles>3</meta:editing-cycles>
    <meta:generator>OpenOffice.org/3.3$Win32 OpenOffice.org_project/330m20$Build-9567</meta:generator>
    <dc:date>2011-12-04T13:42:47.19</dc:date>
    <dc:creator>James Wilfong</dc:creator>
    <meta:document-statistic meta:object-count="18"/>
  </office:meta>
</office:document-meta>
</file>